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85pt"/>
    </style:style>
    <style:style style:name="co5" style:family="table-column">
      <style:table-column-properties fo:break-before="auto" style:column-width="109.05pt"/>
    </style:style>
    <style:style style:name="co6" style:family="table-column">
      <style:table-column-properties fo:break-before="auto" style:column-width="12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0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Q Burned</text:p>
          </table:table-cell>
          <table:table-cell table:style-name="ce1" office:value-type="string" calcext:value-type="string">
            <text:p>Value (USD)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Voting power boost %</text:p>
          </table:table-cell>
          <table:table-cell table:style-name="ce1" office:value-type="string" calcext:value-type="string">
            <text:p>Voting power multiplier</text:p>
          </table:table-cell>
          <table:table-cell/>
          <table:table-cell table:style-name="ce13" office:value-type="string" calcext:value-type="string">
            <text:p>SCALING CONSTANT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]*0.002553" office:value-type="currency" office:currency="USD" office:value="0.2553" calcext:value-type="currency">
            <text:p>$0.26</text:p>
          </table:table-cell>
          <table:table-cell office:value-type="float" office:value="1" calcext:value-type="float">
            <text:p>1</text:p>
          </table:table-cell>
          <table:table-cell table:formula="of:=POWER(2;LOG([.A2];10) + [.$G$2])" office:value-type="percentage" office:value="6.72717132202972" calcext:value-type="percentage">
            <text:p>672.72%</text:p>
          </table:table-cell>
          <table:table-cell table:formula="of:=ROUND([.D2]; 3)&amp;&quot;x&quot;" office:value-type="string" office:string-value="6.727x" calcext:value-type="string">
            <text:p>6.727x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ROUND(0.222222; 3)"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]*0.002553" office:value-type="currency" office:currency="USD" office:value="2.553" calcext:value-type="currency">
            <text:p>$2.55</text:p>
          </table:table-cell>
          <table:table-cell office:value-type="float" office:value="2" calcext:value-type="float">
            <text:p>2</text:p>
          </table:table-cell>
          <table:table-cell table:formula="of:=POWER(2;LOG([.A3];10) + [.$G$2])" office:value-type="percentage" office:value="13.4543426440594" calcext:value-type="percentage">
            <text:p>1345.43%</text:p>
          </table:table-cell>
          <table:table-cell table:formula="of:=ROUND([.D3]; 3)&amp;&quot;x&quot;" office:value-type="string" office:string-value="13.454x" calcext:value-type="string">
            <text:p>13.454x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,000</text:p>
          </table:table-cell>
          <table:table-cell table:formula="of:=[.A4]*0.002553" office:value-type="currency" office:currency="USD" office:value="25.53" calcext:value-type="currency">
            <text:p>$25.53</text:p>
          </table:table-cell>
          <table:table-cell office:value-type="float" office:value="3" calcext:value-type="float">
            <text:p>3</text:p>
          </table:table-cell>
          <table:table-cell table:formula="of:=POWER(2;LOG([.A4];10) + [.$G$2])" office:value-type="percentage" office:value="26.9086852881189" calcext:value-type="percentage">
            <text:p>2690.87%</text:p>
          </table:table-cell>
          <table:table-cell table:formula="of:=ROUND([.D4]; 3)&amp;&quot;x&quot;" office:value-type="string" office:string-value="26.909x" calcext:value-type="string">
            <text:p>26.909x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,000</text:p>
          </table:table-cell>
          <table:table-cell table:formula="of:=[.A5]*0.002553" office:value-type="currency" office:currency="USD" office:value="255.3" calcext:value-type="currency">
            <text:p>$255.30</text:p>
          </table:table-cell>
          <table:table-cell office:value-type="float" office:value="4" calcext:value-type="float">
            <text:p>4</text:p>
          </table:table-cell>
          <table:table-cell table:formula="of:=POWER(2;LOG([.A5];10) + [.$G$2])" office:value-type="percentage" office:value="53.8173705762377" calcext:value-type="percentage">
            <text:p>5381.74%</text:p>
          </table:table-cell>
          <table:table-cell table:formula="of:=ROUND([.D5]; 3)&amp;&quot;x&quot;" office:value-type="string" office:string-value="53.817x" calcext:value-type="string">
            <text:p>53.817x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,000,000</text:p>
          </table:table-cell>
          <table:table-cell table:formula="of:=[.A6]*0.002553" office:value-type="currency" office:currency="USD" office:value="2553" calcext:value-type="currency">
            <text:p>$2,553.00</text:p>
          </table:table-cell>
          <table:table-cell office:value-type="float" office:value="5" calcext:value-type="float">
            <text:p>5</text:p>
          </table:table-cell>
          <table:table-cell table:formula="of:=POWER(2;LOG([.A6];10) + [.$G$2])" office:value-type="percentage" office:value="107.634741152475" calcext:value-type="percentage">
            <text:p>10763.47%</text:p>
          </table:table-cell>
          <table:table-cell table:formula="of:=ROUND([.D6]; 3)&amp;&quot;x&quot;" office:value-type="string" office:string-value="107.635x" calcext:value-type="string">
            <text:p>107.635x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,000,000</text:p>
          </table:table-cell>
          <table:table-cell table:formula="of:=[.A7]*0.002553" office:value-type="currency" office:currency="USD" office:value="25530" calcext:value-type="currency">
            <text:p>$25,530.00</text:p>
          </table:table-cell>
          <table:table-cell office:value-type="float" office:value="6" calcext:value-type="float">
            <text:p>6</text:p>
          </table:table-cell>
          <table:table-cell table:formula="of:=POWER(2;LOG([.A7];10) + [.$G$2])" office:value-type="percentage" office:value="215.269482304951" calcext:value-type="percentage">
            <text:p>21526.95%</text:p>
          </table:table-cell>
          <table:table-cell table:formula="of:=ROUND([.D7]; 3)&amp;&quot;x&quot;" office:value-type="string" office:string-value="215.269x" calcext:value-type="string">
            <text:p>215.269x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,000,000</text:p>
          </table:table-cell>
          <table:table-cell table:formula="of:=[.A8]*0.002553" office:value-type="currency" office:currency="USD" office:value="255300" calcext:value-type="currency">
            <text:p>$255,300.00</text:p>
          </table:table-cell>
          <table:table-cell office:value-type="float" office:value="7" calcext:value-type="float">
            <text:p>7</text:p>
          </table:table-cell>
          <table:table-cell table:formula="of:=POWER(2;LOG([.A8];10) + [.$G$2])" office:value-type="percentage" office:value="430.538964609902" calcext:value-type="percentage">
            <text:p>43053.90%</text:p>
          </table:table-cell>
          <table:table-cell table:formula="of:=ROUND([.D8]; 3)&amp;&quot;x&quot;" office:value-type="string" office:string-value="430.539x" calcext:value-type="string">
            <text:p>430.539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5:20:45.198601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9:28:02.687403149</meta:creation-date>
    <dc:date>2019-08-27T15:49:31.299286079</dc:date>
    <meta:editing-duration>PT46M13S</meta:editing-duration>
    <meta:editing-cycles>16</meta:editing-cycles>
    <meta:generator>LibreOffice/6.0.7.3$Linux_X86_64 LibreOffice_project/00m0$Build-3</meta:generator>
    <meta:document-statistic meta:table-count="1" meta:cell-count="43" meta:object-count="0"/>
  </office:meta>
</office:document-meta>
</file>